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Heading_20_2" style:list-style-name=""/>
    <style:style style:name="P3" style:family="paragraph" style:parent-style-name="Heading_20_1" style:list-style-name="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Getting Started</text:h>
      <text:h text:style-name="P2" text:outline-level="2">What’s needed</text:h>
      <text:list xml:id="list837232287" text:style-name="WWNum2">
        <text:list-item>
          <text:p text:style-name="P1">WL-MIO Backplane, Processor, I/O modules</text:p>
        </text:list-item>
        <text:list-item>
          <text:p text:style-name="P1">24 VDC Power Supply</text:p>
        </text:list-item>
        <text:list-item>
          <text:p text:style-name="P1">Standard Screwdriver</text:p>
        </text:list-item>
        <text:list-item>
          <text:p text:style-name="P1">Network port</text:p>
        </text:list-item>
        <text:list-item>
          <text:p text:style-name="P1">Computer that host control program</text:p>
        </text:list-item>
        <text:list-item>
          <text:p text:style-name="P1">DIN mounting location</text:p>
        </text:list-item>
      </text:list>
      <text:h text:style-name="P2" text:outline-level="2">Step 1 – Backplane Configuration</text:h>
      <text:h text:style-name="P2" text:outline-level="2">Step 2 – Power Supply Configuration</text:h>
      <text:h text:style-name="P2" text:outline-level="2">Step 3 – Inserting Modules</text:h>
      <text:h text:style-name="P2" text:outline-level="2">Step 4 – Wiring</text:h>
      <text:p text:style-name="Standard"><text:tab/>External DC Power</text:p>
      <text:p text:style-name="Standard"><text:tab/>Network</text:p>
      <text:p text:style-name="Standard"><text:tab/>I/O Device</text:p>
      <text:p text:style-name="Standard"><text:tab/>Multiple WL-MIO Backplane units</text:p>
      <text:h text:style-name="P2" text:outline-level="2">Step 5 – Network Configuration</text:h>
      <text:h text:style-name="P2" text:outline-level="2">Step 6 – Loading control program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d Weiser</meta:initial-creator>
    <dc:creator>Bud Weiser</dc:creator>
    <meta:editing-cycles>2</meta:editing-cycles>
    <meta:creation-date>2021-01-11T13:50:00</meta:creation-date>
    <dc:date>2021-01-11T14:07:00</dc:date>
    <meta:editing-duration>PT15M</meta:editing-duration>
    <meta:generator>LibreOffice/6.0.7.3$Linux_X86_64 LibreOffice_project/00m0$Build-3</meta:generator>
    <meta:document-statistic meta:table-count="0" meta:image-count="0" meta:object-count="0" meta:page-count="1" meta:paragraph-count="18" meta:word-count="66" meta:character-count="425" meta:non-whitespace-character-count="3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